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042" officeooo:paragraph-rsid="0001d042"/>
    </style:style>
    <style:style style:name="T1" style:family="text">
      <style:text-properties officeooo:rsid="0003b3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setup de una baliza consistirá en:</text:p>
      <text:p text:style-name="P1"><text:tab/></text:p>
      <text:p text:style-name="P1"><text:tab/>- Un módulo RFID: RFID-RC522</text:p>
      <text:p text:style-name="P1"><text:tab/>- Un microcontrolador con un sistema operativo de tiempo real: STM32F4 discovery con <text:tab/>FreeRTOS. Se podría realizar con una Rasberry Pi, pero es más cara.</text:p>
      <text:p text:style-name="P1"><text:tab/>- Protoboard ,jumpers para realizar el conexionado entre el microcontrolador y el módulo <text:tab/>RFID. Botones, leds y resistencias para añadir funcionalidades (véase la documentación <text:tab/>referente al test) a la baliza.</text:p>
      <text:p text:style-name="P1"><text:tab/>- Sistema de alimentación. En la primera versión se conectará a un PC portátil o a un <text:tab/>cargador USB (necesidad de un enchufe cercano). En posteriores versiones se podra barajar <text:tab/>la opción de <text:span text:style-name="T1">incluir</text:span> un sistema de pilas o una batería tipo LiPo para que las baliza sean <text:tab/>portát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2:40:25.605160390</meta:creation-date>
    <dc:date>2015-04-18T12:55:34.543988386</dc:date>
    <meta:editing-duration>PT4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116" meta:character-count="712" meta:non-whitespace-character-count="590"/>
  </office:meta>
</office:document-meta>
</file>